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f924" officeooo:paragraph-rsid="000df924"/>
    </style:style>
    <style:style style:name="P2" style:family="paragraph" style:parent-style-name="Standard">
      <style:text-properties officeooo:rsid="000df924" officeooo:paragraph-rsid="000f4312"/>
    </style:style>
    <style:style style:name="P3" style:family="paragraph" style:parent-style-name="Standard">
      <style:text-properties officeooo:rsid="000f4312" officeooo:paragraph-rsid="000f4312"/>
    </style:style>
    <style:style style:name="P4" style:family="paragraph" style:parent-style-name="Standard">
      <style:text-properties officeooo:paragraph-rsid="0011d6ae"/>
    </style:style>
    <style:style style:name="P5" style:family="paragraph" style:parent-style-name="Text_20_body">
      <style:text-properties officeooo:paragraph-rsid="0011d6ae"/>
    </style:style>
    <style:style style:name="P6" style:family="paragraph" style:parent-style-name="Text_20_body">
      <style:text-properties fo:font-weight="normal" officeooo:paragraph-rsid="0011d6ae" style:font-weight-asian="normal" style:font-weight-complex="normal"/>
    </style:style>
    <style:style style:name="P7" style:family="paragraph" style:parent-style-name="Standard">
      <style:text-properties fo:font-weight="normal" officeooo:rsid="000f4312" officeooo:paragraph-rsid="0011d6ae" style:font-weight-asian="normal" style:font-weight-complex="normal"/>
    </style:style>
    <style:style style:name="P8" style:family="paragraph" style:parent-style-name="Standard">
      <style:text-properties fo:font-weight="normal" officeooo:rsid="0013760b" officeooo:paragraph-rsid="0013760b" style:font-weight-asian="normal" style:font-weight-complex="normal"/>
    </style:style>
    <style:style style:name="P9" style:family="paragraph" style:parent-style-name="Standard">
      <style:text-properties officeooo:rsid="0013760b" officeooo:paragraph-rsid="0013760b"/>
    </style:style>
    <style:style style:name="P10" style:family="paragraph" style:parent-style-name="Standard">
      <style:text-properties fo:font-weight="normal" officeooo:rsid="0013760b" officeooo:paragraph-rsid="0013760b" style:font-weight-asian="normal" style:font-weight-complex="normal"/>
    </style:style>
    <style:style style:name="P11" style:family="paragraph" style:parent-style-name="Standard">
      <style:text-properties officeooo:rsid="0013760b" officeooo:paragraph-rsid="0013760b"/>
    </style:style>
    <style:style style:name="P12" style:family="paragraph" style:parent-style-name="Standard">
      <style:text-properties officeooo:rsid="0013905d" officeooo:paragraph-rsid="0013905d"/>
    </style:style>
    <style:style style:name="T1" style:family="text">
      <style:text-properties officeooo:rsid="000f4312"/>
    </style:style>
    <style:style style:name="T2" style:family="text">
      <style:text-properties officeooo:rsid="001802b4"/>
    </style:style>
    <style:style style:name="T3" style:family="text">
      <style:text-properties fo:font-weight="normal" style:font-weight-asian="normal" style:font-weight-complex="normal"/>
    </style:style>
    <style:style style:name="T4" style:family="text">
      <style:text-properties fo:font-weight="normal" officeooo:rsid="0016ddf8" style:font-weight-asian="normal" style:font-weight-complex="normal"/>
    </style:style>
    <style:style style:name="T5" style:family="text">
      <style:text-properties fo:font-weight="normal" officeooo:rsid="0014e9e3" style:font-weight-asian="normal" style:font-weight-complex="normal"/>
    </style:style>
    <style:style style:name="T6" style:family="text">
      <style:text-properties fo:font-weight="normal" officeooo:rsid="001802b4" style:font-weight-asian="normal" style:font-weight-complex="normal"/>
    </style:style>
    <style:style style:name="T7" style:family="text">
      <style:text-properties fo:font-weight="normal" officeooo:rsid="00190d57" style:font-weight-asian="normal" style:font-weight-complex="normal"/>
    </style:style>
    <style:style style:name="T8" style:family="text">
      <style:text-properties officeooo:rsid="001390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span text:style-name="T1"> - Lluviara</text:span></text:p>
      <text:p text:style-name="P1"/>
      <text:p text:style-name="P1"/>
      <text:p text:style-name="P1">En una era olvidada por la memoria de los hombres, cuando los astros trazaban rutas desconocidas en el firmamento y los océanos se extendían insondables más allá del entendimiento humano, existía una vasta tierra solitaria, apartada del mundo conocido. <text:s/></text:p>
      <text:p text:style-name="P1"/>
      <text:p text:style-name="P1">Un continente aislado en medio del océano, una isla titánica forjada en edades ignotas, donde las montañas se alzaban como colosos de piedra y los valles se deslizaban con una perfección imposible, perpetuamente envueltos en la brisa primaveral. Lluvias cíclicas y prodigiosas bañaban sus tierras con una precisión casi antinatural, alimentando ríos cuyo caudal parecía poseer una vitalidad arcana, recorriendo los campos con un murmullo que resonaba como un eco de tiempos remotos. <text:s/></text:p>
      <text:p text:style-name="P1"/>
      <text:p text:style-name="P1">Allí, en la fecunda vastedad de esa isla, los días transcurrian en paz bajo la mirada de los vientos y las estrellas.</text:p>
      <text:p text:style-name="P1">Y la vida transcurría con una armonía perfecta.</text:p>
      <text:p text:style-name="P1"/>
      <text:p text:style-name="P1">Entre montañas altísimas que se erguían como torres de piedra imperecedera y valles verdes de fertilidad inagotable, la primavera nunca daba paso al invierno. La lluvia descendía con sabia mesura, en gotas cristalinas que alimentaban ríos caudalosos y brillantes, que serpenteaban por la tierra como venas de plata líquida. Bosques de árboles antiguos susurraban melodías al paso del viento, y campos dorados se mecían con la brisa como un mar de luz.</text:p>
      <text:p text:style-name="P1"/>
      <text:p text:style-name="P1">Una tierra rica, generosa y pacífica, ajena a la sombra de la guerra, donde los hombres vivían en armonía con el mundo, prosperando en la paz de una existencia inalterada. <text:s/></text:p>
      <text:p text:style-name="P1"/>
      <text:p text:style-name="P1">Un lugar llamado **Lluviara**. <text:s/></text:p>
      <text:p text:style-name="P1"/>
      <text:p text:style-name="P1"/>
      <text:p text:style-name="P1">1-2<text:span text:style-name="T1"> - Acquahrkai</text:span></text:p>
      <text:p text:style-name="P1"/>
      <text:p text:style-name="P1"/>
      <text:p text:style-name="P1">En aquel lugar</text:p>
      <text:p text:style-name="P1">floreció Una civilizacion prodigiosa, que desvelo los mas profundos secretos de la creacion.</text:p>
      <text:p text:style-name="P1">Una civilizacion llamada "Acquahrkai"</text:p>
      <text:p text:style-name="P1"/>
      <text:p text:style-name="P1">un pueblo de sabios cuya existencia se entrelazaba con los mismos cimientos de la realidad, exploradores de lo arcano y lo infinito, y cuya sed de conocimiento los llevó a traspasar los límites de lo que cualquier mente mortal debería conocer.</text:p>
      <text:p text:style-name="P1">Su dominio de la ciencia y la magia no tenía paralelo, pues para ellos, ambas eran apenas facetas de una verdad más profunda, un orden subyacente que los guiaba hacia un conocimiento que otros apenas podían entrever en pesadillas febriles.</text:p>
      <text:p text:style-name="P1">Y siendo su reino el abismo insondable del saber dedicaron sus días a la contemplación, la experimentación y el aprendizaje sin fin.</text:p>
      <text:p text:style-name="P1">En vastas bibliotecas labradas en la roca, guardaron el conocimiento de edades enteras,</text:p>
      <text:p text:style-name="P1">en códices cuyas páginas registraron leyes que desafiaban la misma estructura del cosmos. desentrañando los hilos que tejían la realidad, manipulando fuerzas que no pertenecían a este mundo.</text:p>
      <text:p text:style-name="P1"><text:soft-page-break/>en sus talleres, su destreza los llevó a fabricar artefactos de maravilla impensable. Lograron extraer la fuerza de la tormenta, encerrar la luz en cristales eternos y dominar la energía que fluye en los cimientos del mundo. </text:p>
      <text:p text:style-name="P1">Pero su mayor don, y acaso su mayor enigma, era la magia que residía en ellos. No como un capricho de los dioses ni como un don concedido por fuerzas desconocidas, sino como el fruto de su comprensión absoluta del universo. No temían lo sobrenatural, pues lo habían despojado de su misterio.</text:p>
      <text:p text:style-name="P1">Y así, en su esplendor, parecían haber rozado el umbral de lo divino.</text:p>
      <text:p text:style-name="P1"/>
      <text:p text:style-name="P1"/>
      <text:p text:style-name="P1">1-3<text:span text:style-name="T1"> - Phluvius</text:span></text:p>
      <text:p text:style-name="P1"/>
      <text:p text:style-name="P1"/>
      <text:p text:style-name="P1">Los Acquahrkai veneraban el conocimiento por encima de todo, pues en él hallaban las claves del universo y el equilibrio del mundo. Pero aún más sagrada que su devoción por la sabiduría era su fe en Phluvius, el Espíritu de la Lluvia, el eterno dador de vida, cuyo aliento fecundaba la tierra y cuyos designios regían el destino de Lluviara.</text:p>
      <text:p text:style-name="P1"/>
      <text:p text:style-name="P1">desatando lluvias vivificantes que alimentaban ríos y mares, esculpiendo valles y montañas con su voluntad. Su esencia no residía en templos ni altares, sino en la perpetua danza de las aguas, en la bruma que se enroscaba en las cumbres y en el murmullo de las tormentas nocturnas.</text:p>
      <text:p text:style-name="P1"/>
      <text:p text:style-name="P1">Desde los días más antiguos, cuando las montañas aún no tenían nombre y los ríos trazaban sus caminos por primera vez, Phluvius caminó sobre Lluviara y derramó sus bendiciones sobre la tierra. Con su aliento formó las nubes, con sus manos tejió los velos de lluvia que nutrían los campos y con su voz despertó los truenos</text:p>
      <text:p text:style-name="P1"/>
      <text:p text:style-name="P1">artífice oculto tras el pulso de la naturaleza, arquitecto de la vida misma. Creían que su voz podía escucharse en el retumbar de los truenos y que su ira se desataba en torrenciales diluvios, mientras que su benevolencia se manifestaba en la lluvia serena que acariciaba los campos fértiles.</text:p>
      <text:p text:style-name="P1"/>
      <text:p text:style-name="P1">Se decía que Phluvius no solo gobernaba las tormentas y los ríos, sino que era la esencia misma del agua que fluía por la tierra y por la sangre de los seres vivos. Su voz resonaba en el murmullo de la lluvia, en el bramido de las cascadas y en el susurro del rocío al deslizarse sobre las hojas al alba. Bajo su manto de nubes, los campos florecían con un verdor sin igual, y los ríos, plenos y generosos, llevaban consigo la promesa de la abundancia.</text:p>
      <text:p text:style-name="P1"/>
      <text:p text:style-name="P1">Los más ancianos relataban que su presencia podía sentirse en cada gota que tocaba la piel y en cada brisa que anunciaba la llegada de la tormenta. Decían que, en la cima de la Gran Montaña, donde las nubes se arremolinaban en danzas eternas, los verdaderos sabios podían escuchar su susurro, como un eco de tiempos inmemoriales.</text:p>
      <text:p text:style-name="P1"/>
      <text:p text:style-name="P1">Y así, generación tras generación, alzaban sus voces en plegarias cada vez que la lluvia tocaba la tierra</text:p>
      <text:p text:style-name="P1"/>
      <text:p text:style-name="P1"/>
      <text:p text:style-name="P1">y expresando su gratitud en templos abiertos al cielo, donde las gotas caían como bendiciones sobre sus altares de piedra azulada.</text:p>
      <text:p text:style-name="P1"/>
      <text:p text:style-name="P1"><text:soft-page-break/>Creían que su sabiduría fluía con la lluvia misma, impregnando la tierra con conocimientos ocultos, y que aquellos que escucharan con atención podrían desentrañar los secretos de la creación en el sonido del agua al tocar la tierra.</text:p>
      <text:p text:style-name="P1"/>
      <text:p text:style-name="P1"/>
      <text:p text:style-name="P2">1-4<text:span text:style-name="T1"> - <text:s/></text:span>Nytharion</text:p>
      <text:p text:style-name="P1"/>
      <text:p text:style-name="P1"/>
      <text:p text:style-name="P1">Y fue entonces cuando sucedió. <text:s/></text:p>
      <text:p text:style-name="P1"/>
      <text:p text:style-name="P1">Bajo el reinado de **Nytharion**, aquel cuyo nombre sería recordado como el más grande entre los reyes. **El más justo de los jueces, el más poderoso de los guerreros, el más sabio de los maestros.** Un soberano cuyo espíritu era firme como la montaña y cuya mente resplandecía con la claridad de mil estrellas. <text:s/></text:p>
      <text:p text:style-name="P1"/>
      <text:p text:style-name="P1">el más noble de los reyes. Su pueblo lo amaba, pues bajo su reinado la paz florecía como los campos en primavera, y la tierra de Lluviara resplandecía con la luz del conocimiento y la abundancia.</text:p>
      <text:p text:style-name="P1"/>
      <text:p text:style-name="P1"/>
      <text:p text:style-name="P1">Nytharion gobernaba con un propósito inquebrantable: **la felicidad y la prosperidad de su pueblo**. No buscaba la gloria efímera de las conquistas ni la arrogancia de los tronos dorados; su reino se edificaba sobre cimientos más sólidos: el conocimiento, la justicia y el bienestar de su gente. Creía que no había tesoro más grande que la sabiduría y que los libros eran la herramienta más poderosa que podía ofrecer a su pueblo. En ellos residía la clave para alcanzar la **libertad**, la **seguridad** y la **riqueza**. <text:s/></text:p>
      <text:p text:style-name="P1"/>
      <text:p text:style-name="P1">reunió en su reino a los más sabios eruditos, a los más hábiles artesanos y a los más diestros escribas. Bajo su guía, se alzaron bibliotecas inmensas, y en sus pasillos resonaban las voces de aquellos que desentrañaban los secretos del mundo.</text:p>
      <text:p text:style-name="P1"/>
      <text:p text:style-name="P1"/>
      <text:p text:style-name="P1">Por decreto real, los escribas y eruditos de los Acquahrkai llenaron bibliotecas con los saberes del mundo, y bajo su reinado, la ciencia y la magia alcanzaron alturas jamás vistas. Se construyeron templos al conocimiento, donde los jóvenes aprendían no solo a leer las estrellas y descifrar los enigmas de la naturaleza, sino también a forjar su propio destino con la luz de la razón. <text:s/></text:p>
      <text:p text:style-name="P1"/>
      <text:p text:style-name="P1">Y así, **la gran sabiduría de Nytharion hizo a su pueblo sabio**. <text:s/></text:p>
      <text:p text:style-name="P1">El pueblo sabio, con su ingenio y su maestría, **se volvió inmensamente rico**. <text:s/></text:p>
      <text:p text:style-name="P1">Y la riqueza de su pueblo, forjada en la virtud del aprendizaje y la creación, **convirtió a Nytharion en el más poderoso de los monarcas que jamás haya existido**. <text:s/></text:p>
      <text:p text:style-name="P1"/>
      <text:p text:style-name="P1"/>
      <text:p text:style-name="P3">1-5 - Acquahntis</text:p>
      <text:p text:style-name="P3"/>
      <text:p text:style-name="P3"/>
      <text:p text:style-name="P5">Y en la cúspide de su gloria, cuando el saber de <text:span text:style-name="T3">los </text:span><text:span text:style-name="Strong_20_Emphasis"><text:span text:style-name="T3">Acquahrkai</text:span></text:span><text:span text:style-name="T3"> rozaba los mismos cimientos del cosmos, </text:span><text:span text:style-name="Strong_20_Emphasis"><text:span text:style-name="T3">se alzó la más grandiosa de sus obras</text:span></text:span><text:span text:style-name="Strong_20_Emphasis"><text:span text:style-name="T4">.</text:span></text:span></text:p>
      <text:p text:style-name="P4"><text:span text:style-name="Strong_20_Emphasis"><text:span text:style-name="T5">una</text:span></text:span><text:span text:style-name="Strong_20_Emphasis"><text:span text:style-name="T3"> ciudad </text:span></text:span><text:span text:style-name="Strong_20_Emphasis"><text:span text:style-name="T5">llamada</text:span></text:span></text:p>
      <text:p text:style-name="P5"><text:soft-page-break/><text:span text:style-name="Strong_20_Emphasis"><text:span text:style-name="T3">Acquahntis</text:span></text:span><text:span text:style-name="Strong_20_Emphasis"><text:span text:style-name="T5">.</text:span></text:span><text:span text:style-name="T3"> </text:span></text:p>
      <text:p text:style-name="P5"><text:span text:style-name="Strong_20_Emphasis"><text:span text:style-name="T3">una maravilla concebida para desafiar al tiempo mismo.</text:span></text:span></text:p>
      <text:p text:style-name="P5"><text:span text:style-name="Strong_20_Emphasis"><text:span text:style-name="T3">un faro de conocimiento y esperanza</text:span></text:span></text:p>
      <text:p text:style-name="P5"><text:span text:style-name="Strong_20_Emphasis"><text:span text:style-name="T3">un titánico baluarte donde la ciencia y la hechicería se entrelazaban en un pacto profano, desafiando las mismas leyes de la creación.</text:span></text:span></text:p>
      <text:p text:style-name="P5"><text:span text:style-name="Strong_20_Emphasis"><text:span text:style-name="T3"/></text:span></text:p>
      <text:p text:style-name="P5"><text:span text:style-name="Strong_20_Emphasis"><text:span text:style-name="T3">No había en todo el mundo una ciudad que igualara su belleza ni su esplendor</text:span></text:span><text:span text:style-name="Strong_20_Emphasis"><text:span text:style-name="T5">. </text:span></text:span></text:p>
      <text:p text:style-name="P5"><text:span text:style-name="T3">Sobre las verdes colinas y junto a los ríos cantarines, </text:span><text:span text:style-name="Strong_20_Emphasis"><text:span text:style-name="T3">se erigieron torres ciclópeas de mármol y cristal</text:span></text:span><text:span text:style-name="Strong_20_Emphasis"><text:span text:style-name="T6"> que se elevaban desafiantes hacia el firmamento</text:span></text:span><text:span text:style-name="T3">, </text:span><text:span text:style-name="T7">y </text:span><text:span text:style-name="T3">cuyos destellos reflejaban la luz de la luna y del sol como estrellas caídas a la tierra. </text:span></text:p>
      <text:p text:style-name="P5"><text:span text:style-name="T3">En sus pasajes abovedados y avenidas de geometrías imposibles, </text:span><text:span text:style-name="Strong_20_Emphasis"><text:span text:style-name="T3">el aire vibraba con un murmullo susurrante</text:span></text:span></text:p>
      <text:p text:style-name="P5"><text:span text:style-name="Strong_20_Emphasis"><text:span text:style-name="T3">Sus calles eran anchas y rectas, pavimentadas con piedra clara, tallada con el arte de mil generaciones. Fuentes de aguas cristalinas cantaban en cada plaza, y por doquier crecían árboles de hojas perennes y flores de mil colores.</text:span></text:span></text:p>
      <text:p text:style-name="P5"><text:span text:style-name="Strong_20_Emphasis"><text:span text:style-name="T3">La ciudad resplandecía bajo el fulgor de piedras luminosas, cristales imbuidos de la magia antigua, que ardían sin consumirse</text:span></text:span><text:span text:style-name="Strong_20_Emphasis"><text:span text:style-name="T5">, </text:span></text:span><text:span text:style-name="Strong_20_Emphasis"><text:span text:style-name="T3">luz inextinguible, nacida del arte secreto de los sabios, iluminando sus calles con un resplandor sereno y perenne.</text:span></text:span></text:p>
      <text:p text:style-name="P6">Los ríos que nacían en las montañas llegaban hasta la ciudad<text:span text:style-name="T2">.</text:span></text:p>
      <text:p text:style-name="P5"><text:span text:style-name="T7">adonde</text:span><text:span text:style-name="T3"> </text:span><text:span text:style-name="Strong_20_Emphasis"><text:span text:style-name="T3">mecánicas portentosas, impulsadas por fuerzas </text:span></text:span><text:span text:style-name="Strong_20_Emphasis"><text:span text:style-name="T6">colosales</text:span></text:span><text:span text:style-name="Strong_20_Emphasis"><text:span text:style-name="T3">, canalizaban las aguas con precisión</text:span></text:span><text:span text:style-name="Strong_20_Emphasis"><text:span text:style-name="T6"> </text:span></text:span><text:span text:style-name="Strong_20_Emphasis"><text:span text:style-name="T3"><text:s/>abasteciendo cada hogar, cada plaza, cada jardín donde crecían frutos de toda especie.</text:span></text:span><text:span text:style-name="T3"> </text:span></text:p>
      <text:p text:style-name="P5"><text:span text:style-name="T3">En sus mercados, </text:span><text:span text:style-name="Strong_20_Emphasis"><text:span text:style-name="T3">las máquinas de los Acquahrkai tejían telas más finas que la seda, labraban la piedra con una destreza imposible y forjaban metales de pureza inigualable.</text:span></text:span></text:p>
      <text:p text:style-name="P5"><text:span text:style-name="T3">La vida en la ciudad </text:span><text:span text:style-name="Strong_20_Emphasis"><text:span text:style-name="T3">fluía con la armonía de un río perfecto</text:span></text:span><text:span text:style-name="T3">, donde cada engranaje, cada estructura y cada alma cumplían </text:span><text:span text:style-name="T6">con un</text:span><text:span text:style-name="T3"> propósito </text:span><text:span text:style-name="T6">preciso</text:span><text:span text:style-name="T3">.</text:span></text:p>
      <text:p text:style-name="P5"><text:span text:style-name="T3">Así fue como, en una era en la que el resto del mundo aún despertaba a los misterios de la naturaleza, </text:span><text:span text:style-name="Strong_20_Emphasis"><text:span text:style-name="T3">Acquahntis resplandecía como un faro en la oscuridad de la historia.</text:span></text:span><text:span text:style-name="T3"> Una joya en la cima del mundo</text:span><text:span text:style-name="Strong_20_Emphasis"><text:span text:style-name="T3">.</text:span></text:span></text:p>
      <text:p text:style-name="P7"/>
      <text:p text:style-name="P8">1-6 - <text:s/>Omniscientis</text:p>
      <text:p text:style-name="P8"/>
      <text:p text:style-name="P8"/>
      <text:p text:style-name="P8">Y fue en aquella ciudad, en aquellos tiempos cuando sucedio.</text:p>
      <text:p text:style-name="P8"/>
      <text:p text:style-name="P8">Nytharion lo sabia.</text:p>
      <text:p text:style-name="P8">Los libros eran la clave. </text:p>
      <text:p text:style-name="P8">En sus páginas dormía la voz de los antiguos, el pensamiento de los sabios, las respuestas que el tiempo intentaba sepultar.</text:p>
      <text:p text:style-name="P8"><text:soft-page-break/>Los libros conservaban el conocimiento, generacion tras generacion, lo inmortalizaban.</text:p>
      <text:p text:style-name="P8">El conocimiento se acumulaba en ellos, crecia con el tiempo, Y el conocimiento era lo mas valioso.</text:p>
      <text:p text:style-name="P8">Los libros tenian el poder de controlar el destino.</text:p>
      <text:p text:style-name="P8"/>
      <text:p text:style-name="P8">Fue entonces cuando el Rey concibió su obra más ambiciosa, crear el mas grande de todos los libros, el más vasto compendio jamás concebido por mente alguna.</text:p>
      <text:p text:style-name="P9">Un libro que pudiera almacenar en sus paginas todo el conocimiento.</text:p>
      <text:p text:style-name="P9"/>
      <text:p text:style-name="P9"><text:span text:style-name="T8">L</text:span>as matemáticas que descifraban los patrones del universo, la ciencia que desentrañaba los secretos de la naturaleza, la filosofía que buscaba la esencia de la existencia, la magia que desafiaba las fronteras de lo real.</text:p>
      <text:p text:style-name="P9"><text:span text:style-name="T8">T</text:span>odas las verdades, todas las preguntas, todas las respuestas<text:span text:style-name="T8">.</text:span></text:p>
      <text:p text:style-name="P9"/>
      <text:p text:style-name="P9">Un objeto que contuviera todo lo aprendido y lo que estaba por aprenderse, un legado para las generaciones futuras.</text:p>
      <text:p text:style-name="P9"/>
      <text:p text:style-name="P9">Así nació el más ambicioso proyecto jamás concebido por la humanidad, la más grandiosa de las empresas.</text:p>
      <text:p text:style-name="P9"/>
      <text:p text:style-name="P9">Le llamaron "Omniscientis".</text:p>
      <text:p text:style-name="P9"/>
      <text:p text:style-name="P9"/>
      <text:p text:style-name="P12">1-7 -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2T19:27:17.879000000</meta:creation-date>
    <dc:date>2025-03-23T15:16:37.266000000</dc:date>
    <meta:editing-duration>PT41M2S</meta:editing-duration>
    <meta:editing-cycles>8</meta:editing-cycles>
    <meta:generator>LibreOffice/7.3.5.2$Windows_X86_64 LibreOffice_project/184fe81b8c8c30d8b5082578aee2fed2ea847c01</meta:generator>
    <meta:document-statistic meta:table-count="0" meta:image-count="0" meta:object-count="0" meta:page-count="5" meta:paragraph-count="73" meta:word-count="1852" meta:character-count="11048" meta:non-whitespace-character-count="9237"/>
  </office:meta>
</office:document-meta>
</file>